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B000000E049ADA8A0B1E62B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420e" draw:marker-start="" draw:marker-start-width="0.3cm" draw:marker-end="Circle" draw:marker-end-width="0.203cm" draw:textarea-vertical-align="middle"/>
    </style:style>
    <style:style style:name="gr3" style:family="graphic" style:parent-style-name="standard">
      <style:graphic-properties svg:stroke-color="#ff3333" draw:fill="none" draw:textarea-horizontal-align="justify" draw:textarea-vertical-align="middle" draw:auto-grow-height="false" fo:min-height="0.258cm" fo:min-width="6.866cm"/>
    </style:style>
    <style:style style:name="gr4" style:family="graphic" style:parent-style-name="standard">
      <style:graphic-properties svg:stroke-color="#ff3333" draw:fill="none" draw:textarea-horizontal-align="justify" draw:textarea-vertical-align="middle" draw:auto-grow-height="false" fo:min-height="0.258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924cm" svg:x="0.592cm" svg:y="1.948cm">
          <draw:image xlink:href="Pictures/100002010000037B000000E049ADA8A0B1E62BB9.png" xlink:type="simple" xlink:show="embed" xlink:actuate="onLoad">
            <text:p/>
          </draw:image>
        </draw:frame>
        <draw:line draw:style-name="gr2" draw:text-style-name="P2" draw:layer="layout" svg:x1="7.45cm" svg:y1="1.186cm" svg:x2="8.466cm" svg:y2="3.218cm">
          <text:p/>
        </draw:line>
        <draw:custom-shape draw:style-name="gr3" draw:text-style-name="P3" draw:layer="layout" svg:width="7.366cm" svg:height="0.508cm" svg:x="0.846cm" svg:y="0.678cm">
          <text:p text:style-name="P2"><text:span text:style-name="T1">LIS35_READ | LIS35_ADDR_INC | LIS35_REG_OUTX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598cm" svg:y="1.186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52cm" svg:y1="1.694cm" svg:x2="10.526cm" svg:y2="4.137cm">
          <text:p/>
        </draw:line>
        <draw:custom-shape draw:style-name="gr4" draw:text-style-name="P3" draw:layer="layout" svg:width="0.508cm" svg:height="0.508cm" svg:x="13.355cm" svg:y="1.186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609cm" svg:y1="1.695cm" svg:x2="13.283cm" svg:y2="4.138cm">
          <text:p/>
        </draw:line>
        <draw:custom-shape draw:style-name="gr4" draw:text-style-name="P3" draw:layer="layout" svg:width="0.508cm" svg:height="0.508cm" svg:x="16.212cm" svg:y="1.186cm">
          <text:p text:style-name="P2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466cm" svg:y1="1.696cm" svg:x2="16.14cm" svg:y2="4.1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0.82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6T19:22:12.860690064</meta:creation-date>
    <dc:date>2017-12-16T19:38:03.367205753</dc:date>
    <meta:editing-duration>PT5M10S</meta:editing-duration>
    <meta:editing-cycles>2</meta:editing-cycles>
    <meta:generator>LibreOffice/5.1.6.2$Linux_X86_64 LibreOffice_project/10m0$Build-2</meta:generator>
    <meta:document-statistic meta:object-count="9"/>
  </office:meta>
</office:document-meta>
</file>